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2424d" officeooo:paragraph-rsid="0012424d"/>
    </style:style>
    <style:style style:name="P2" style:family="paragraph" style:parent-style-name="Text_20_body">
      <style:text-properties officeooo:rsid="0010b900" officeooo:paragraph-rsid="0010b900"/>
    </style:style>
    <style:style style:name="P3" style:family="paragraph" style:parent-style-name="Title">
      <style:text-properties officeooo:rsid="0010b900" officeooo:paragraph-rsid="0010b900"/>
    </style:style>
    <style:style style:name="P4" style:family="paragraph" style:parent-style-name="Heading_20_1">
      <style:text-properties officeooo:rsid="0010b900" officeooo:paragraph-rsid="0010b900"/>
    </style:style>
    <style:style style:name="P5" style:family="paragraph" style:parent-style-name="Heading_20_1">
      <style:text-properties officeooo:rsid="0012424d" officeooo:paragraph-rsid="0012424d"/>
    </style:style>
    <style:style style:name="P6" style:family="paragraph" style:parent-style-name="Heading_20_1">
      <style:text-properties officeooo:rsid="00132dba" officeooo:paragraph-rsid="00132dba"/>
    </style:style>
    <style:style style:name="P7" style:family="paragraph" style:parent-style-name="Heading_20_1">
      <style:text-properties officeooo:rsid="00133604" officeooo:paragraph-rsid="00133604"/>
    </style:style>
    <style:style style:name="P8" style:family="paragraph" style:parent-style-name="Text_20_body">
      <style:text-properties officeooo:rsid="0012424d" officeooo:paragraph-rsid="0012424d"/>
    </style:style>
    <style:style style:name="P9" style:family="paragraph" style:parent-style-name="Text_20_body">
      <style:text-properties officeooo:rsid="00132dba" officeooo:paragraph-rsid="00132dba"/>
    </style:style>
    <style:style style:name="P10" style:family="paragraph" style:parent-style-name="Text_20_body">
      <style:text-properties officeooo:rsid="00133604" officeooo:paragraph-rsid="00133604"/>
    </style:style>
    <style:style style:name="T1" style:family="text">
      <style:text-properties officeooo:rsid="0012424d"/>
    </style:style>
    <style:style style:name="T2" style:family="text">
      <style:text-properties officeooo:rsid="001336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mplates</text:p>
      <text:h text:style-name="P4" text:outline-level="1">Leaderboard.html</text:h>
      <text:p text:style-name="Text_20_body">This page displays the leaderboards of all current series’, as well as links to the leaderboards of past series’</text:p>
      <text:p text:style-name="P2">The template does not inherit from any other, as it does not have any UI elements that are used elsewhere</text:p>
      <text:p text:style-name="P2">The context dict from the view is looped though to ordered lists of the sailors in a series. They are shown in the order they appear in the concoct dict. The order is calculated server-side.</text:p>
      <text:p text:style-name="P2">Similarly, the links to the old series are displayed by looping through the “old series” entry in the context dict. They are displayed in an unordered list. <text:span text:style-name="T1">The link is achieved with a link to the old-series page along with the slug for the specific series obtained from the context dict.</text:span></text:p>
      <text:p text:style-name="P1">If an expected item is missing from the context dictionary, an appropriate error message is displayed.</text:p>
      <text:p text:style-name="P2"/>
      <text:h text:style-name="P5" text:outline-level="1">old_series.html</text:h>
      <text:p text:style-name="P1">This page displays the leaderboard of a given series. Is simply loops through the given context dict and displays the Leaderboard in the same way as leaderbord.html.</text:p>
      <text:p text:style-name="P1">If an expected item is missing from the context dictionary, an appropriate error message is displayed.</text:p>
      <text:p text:style-name="P1"/>
      <text:h text:style-name="P6" text:outline-level="1">Login.html</text:h>
      <text:p text:style-name="P10">The login page features a form allowing the user to enter the admin password. A post request is made on the submit button in order to do the logging in.</text:p>
      <text:p text:style-name="P9">The login page was made form scratch, and not using a pre-built django app, as there only needs to be a password field to log in the the one account. Pre built apps have both username and password and ways of creating new accounts which are not needed. Since the design is simple, building from scratch is easer than customising a pre built app.</text:p>
      <text:h text:style-name="Heading_20_1" text:outline-level="1">Admin_<text:span text:style-name="T2">home.html</text:span></text:h>
      <text:p text:style-name="P10">The admin home template works similar to the (not finnished)</text:p>
      <text:p text:style-name="P10"/>
      <text:h text:style-name="P7" text:outline-level="1"><text:soft-page-break/>Change_password.html</text:h>
      <text:p text:style-name="P10">The change password template uses a built-in change password from to display a validated form to the user so they can change their passwo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0T14:45:47.359910789</dc:date>
    <meta:editing-duration>PT24M18S</meta:editing-duration>
    <meta:editing-cycles>4</meta:editing-cycles>
    <meta:generator>LibreOffice/7.3.7.2$Linux_X86_64 LibreOffice_project/30$Build-2</meta:generator>
    <meta:document-statistic meta:table-count="0" meta:image-count="0" meta:object-count="0" meta:page-count="2" meta:paragraph-count="17" meta:word-count="318" meta:character-count="1846" meta:non-whitespace-character-count="1545"/>
  </office:meta>
</office:document-meta>
</file>